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46ab" officeooo:paragraph-rsid="001746ab"/>
    </style:style>
    <style:style style:name="P2" style:family="paragraph" style:parent-style-name="Standard">
      <style:text-properties officeooo:rsid="0018d78f" officeooo:paragraph-rsid="0018d7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by Becky Cressman</text:p>
      <text:p text:style-name="P1"/>
      <text:p text:style-name="P1"><text:a xlink:type="simple" xlink:href="http://www.puretechltd.com/pdf/technical_papers/2002/PTL_Technical_Paper_20080212160835.pdf">http://www.puretechltd.com/pdf/technical_papers/2002/PTL_Technical_Paper_20080212160835.pdf</text:a></text:p>
      <text:p text:style-name="P1"/>
      <text:p text:style-name="P1">This article is about two acoustics monitoring systems that the New York state bridge authority put on two suspension bridges. One is in the middle of nowhere which is the Bear Mountain Bridge and the other one is in the Bronx. </text:p>
      <text:p text:style-name="P1">The one in the Bronx didn’t fail but it has not collected any data. </text:p>
      <text:p text:style-name="P1">On the other hand the Bear Mountain Bridge has been collecting some rad data. It has successfully recorded as well as located 5 breaks. <text:s text:c="2"/>(Probably a hella breaks by now) </text:p>
      <text:p text:style-name="P1">The article discusses the ambient noise that comes from everyday bridge use and that its not that hard to filter out. There as been no recorded false alarms on either bridge, but there was no constant roadwork like there is on the Newport Bridge. </text:p>
      <text:p text:style-name="P1">These kids used a wireless sensor which sends its data particles to a transmitter which uses some wifi to then send those data particles again to a receiver at a Data Acquisition system at the base of the bridge. The wifi transmitter is low power and is fine with a small solar panel (which we have!).</text:p>
      <text:p text:style-name="P1"/>
      <text:p text:style-name="P1"/>
      <text:p text:style-name="P2"><text:a xlink:type="simple" xlink:href="http://www.eurodyn2011.org/papers/MS12-182.pdf">http://www.eurodyn2011.org/papers/MS12-182.pdf</text:a></text:p>
      <text:p text:style-name="P2">this one is how some pople from Hong Kong made a radical model for a huge suspension bridge over there. They used the model for testing all the modal vibrations and to simulate cable breaks during an event. They collected all the data from the model and applied it to the full scale bridge so they knew what noise was important with out having to do controlled cable snap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4T11:51:01.979000000</meta:creation-date>
    <dc:date>2014-10-05T13:46:06.719000000</dc:date>
    <meta:editing-duration>PT1H36M47S</meta:editing-duration>
    <meta:editing-cycles>1</meta:editing-cycles>
    <meta:document-statistic meta:table-count="0" meta:image-count="0" meta:object-count="0" meta:page-count="1" meta:paragraph-count="9" meta:word-count="260" meta:character-count="1552" meta:non-whitespace-character-count="1294"/>
    <meta:generator>LibreOffice/4.2.3.3$Windows_x86 LibreOffice_project/882f8a0a489bc99a9e60c7905a60226254cb6ff0</meta:generator>
  </office:meta>
</office:document-meta>
</file>